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list-style-name="L2">
      <style:paragraph-properties fo:margin-top="0in" fo:margin-bottom="0.1965in" style:contextual-spacing="false"/>
    </style:style>
    <style:style style:name="P5" style:family="paragraph" style:parent-style-name="Preformatted_20_Text" style:list-style-name="L2"/>
    <style:style style:name="P6" style:family="paragraph" style:parent-style-name="Text_20_body" style:list-style-name="L2">
      <style:paragraph-properties fo:margin-top="0in" fo:margin-bottom="0in" style:contextual-spacing="false"/>
    </style:style>
    <style:style style:name="T1" style:family="text">
      <style:text-properties officeooo:rsid="0007846c"/>
    </style:style>
    <style:style style:name="T2" style:family="text">
      <style:text-properties fo:font-weight="bold" officeooo:rsid="0007846c"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PySIM for APDU</text:span></text:span><text:span text:style-name="T2"> refers to using the </text:span><text:span text:style-name="Strong_20_Emphasis"><text:span text:style-name="T1">PySIM</text:span></text:span><text:span text:style-name="T2"> library to interact with a SIM card using </text:span><text:span text:style-name="Strong_20_Emphasis"><text:span text:style-name="T1">APDU</text:span></text:span><text:span text:style-name="T2"> (Application Protocol Data Units) commands. PySIM is a Python tool that allows you to work with SIM cards, including reading, writing, and modifying SIM data. APDU commands are used to communicate with smartcards, like SIM cards, for operations such as authentication, reading data, and updating information.</text:span></text:p>
      <text:h text:style-name="Heading_20_3" text:outline-level="3">Key Concepts:</text:h>
      <text:list text:style-name="L1">
        <text:list-item>
          <text:p text:style-name="P1"><text:span text:style-name="Strong_20_Emphasis">PySIM</text:span>: A Python library for working with SIM cards, especially for GSM, UMTS, and CDMA SIM cards. </text:p>
        </text:list-item>
        <text:list-item>
          <text:p text:style-name="P2"><text:span text:style-name="Strong_20_Emphasis">APDU</text:span>: A communication protocol used between a smart card (SIM) and a reader. APDU commands are used for tasks like reading SIM card information, updating profiles, or performing security operations. </text:p>
        </text:list-item>
      </text:list>
      <text:h text:style-name="Heading_20_3" text:outline-level="3">Steps to Use PySIM for APDU:</text:h>
      <text:list text:style-name="L2">
        <text:list-item>
          <text:p text:style-name="P3"><text:span text:style-name="Strong_20_Emphasis">Install PySIM</text:span>: Install PySIM on a Debian-based system (like Debian/GNU Linux) with the following command:</text:p>
          <text:p text:style-name="P4"><text:span text:style-name="Source_20_Text">sudo apt install pysim</text:span></text:p>
        </text:list-item>
        <text:list-item>
          <text:p text:style-name="P3"><text:span text:style-name="Strong_20_Emphasis">Communicate with the SIM Card</text:span>: Use PySIM's <text:span text:style-name="Source_20_Text">pysim</text:span> command to send APDU commands to the SIM card. Here's an example of how to interact with the SIM card:</text:p>
          <text:p text:style-name="P4"><text:span text:style-name="Source_20_Text">pysim --read-iccid</text:span></text:p>
          <text:p text:style-name="P3">This command retrieves the ICCID (Integrated Circuit Card Identifier) from the SIM card using the APDU protocol.</text:p>
        </text:list-item>
        <text:list-item>
          <text:p text:style-name="P3"><text:span text:style-name="Strong_20_Emphasis">Send Custom APDU Commands</text:span>: If you need to send custom APDU commands, you can use PySIM's Python API to create and send APDU commands. Here's an example of a basic APDU interaction:</text:p>
          <text:p text:style-name="P5"><text:span text:style-name="Source_20_Text">from pysim.card import Card</text:span></text:p>
          <text:p text:style-name="P5"><text:span text:style-name="Source_20_Text">from pysim.reader import SerialReader</text:span></text:p>
          <text:p text:style-name="P5"><text:span text:style-name="Source_20_Text">from pysim import apdu</text:span></text:p>
          <text:p text:style-name="P5"/>
          <text:p text:style-name="P5"><text:span text:style-name="Source_20_Text">reader = SerialReader('/dev/ttyUSB0') <text:s/># Modify with your reader device</text:span></text:p>
          <text:p text:style-name="P5"><text:span text:style-name="Source_20_Text">card = Card(reader)</text:span></text:p>
          <text:p text:style-name="P5"/>
          <text:p text:style-name="P5"><text:span text:style-name="Source_20_Text"># Example APDU command: Select the MF (Master File)</text:span></text:p>
          <text:p text:style-name="P5"><text:span text:style-name="Source_20_Text">apdu_command = apdu.Command(b'\x00\xA4\x00\x00\x02\x3F\x00')</text:span></text:p>
          <text:p text:style-name="P5"><text:span text:style-name="Source_20_Text">response = card.transmit(apdu_command)</text:span></text:p>
          <text:p text:style-name="P4"><text:span text:style-name="Source_20_Text">print("Response:", response)</text:span></text:p>
        </text:list-item>
        <text:list-item>
          <text:p text:style-name="P3"><text:span text:style-name="Strong_20_Emphasis">Develop the USIM Programmer</text:span>: Use PySIM's capabilities to develop a <text:span text:style-name="Strong_20_Emphasis">USIM programmer</text:span>. The programmer can read, modify, or write to the USIM profile using custom APDU commands, which you can send directly to the card.</text:p>
        </text:list-item>
        <text:list-item>
          <text:p text:style-name="P3"><text:span text:style-name="Strong_20_Emphasis">Testing on Debian/GNU Linux Stretch</text:span>:</text:p>
          <text:list>
            <text:list-item>
              <text:p text:style-name="P6">Ensure the PySIM library is correctly installed and the smart card reader is connected to the system. </text:p>
            </text:list-item>
            <text:list-item>
              <text:p text:style-name="P3"><text:soft-page-break/>Test basic functionality like reading ICCID, IMSI, and performing operations with APDU commands. </text:p>
            </text:list-item>
          </text:list>
        </text:list-item>
      </text:list>
      <text:p text:style-name="Text_20_body">By leveraging PySIM and APDU, you can interact with SIM/USIM cards for various operations, including debugging, profiling, and custom programming.</text:p>
      <text:p text:style-name="Standard"><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7:33:30.742455315</meta:creation-date>
    <dc:date>2024-11-21T08:59:33.287747861</dc:date>
    <meta:editing-duration>PT1M15S</meta:editing-duration>
    <meta:editing-cycles>2</meta:editing-cycles>
    <meta:generator>LibreOffice/24.8.3.2$Linux_X86_64 LibreOffice_project/e14c9fdd1f585efcbb2c5363087a99d20928d522</meta:generator>
    <meta:document-statistic meta:table-count="0" meta:image-count="0" meta:object-count="0" meta:page-count="2" meta:paragraph-count="25" meta:word-count="357" meta:character-count="2284" meta:non-whitespace-character-count="1957"/>
  </office:meta>
</office:document-meta>
</file>